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49.54pt" svg:height="255.12pt" svg:x="66.59pt" svg:y="603.3pt">
            <draw:object draw:notify-on-update-of-ranges="Sheet1.B5:Sheet1.B5 Sheet1.C5:Sheet1.T5 Sheet1.B6:Sheet1.B6 Sheet1.C6:Sheet1.T6 Sheet1.B7:Sheet1.B7 Sheet1.C7:Sheet1.T7 Sheet1.B8:Sheet1.B8 Sheet1.C8:Sheet1.T8 Sheet1.B9:Sheet1.B9 Sheet1.C9:Sheet1.T9 Sheet1.B10:Sheet1.B10 Sheet1.C10:Sheet1.T10 Sheet1.B11:Sheet1.B11 Sheet1.C11:Sheet1.T11 Sheet1.B12:Sheet1.B12 Sheet1.C12:Sheet1.T12 Sheet1.B13:Sheet1.B13 Sheet1.C13:Sheet1.T13 Sheet1.B14:Sheet1.B14 Sheet1.C14:Sheet1.T14 Sheet1.B15:Sheet1.B15 Sheet1.C15:Sheet1.T15 Sheet1.B16:Sheet1.B16 Sheet1.C16:Sheet1.T16 Sheet1.B17:Sheet1.B17 Sheet1.C17:Sheet1.T17 Sheet1.B18:Sheet1.B18 Sheet1.C18:Sheet1.T18 Sheet1.B19:Sheet1.B19 Sheet1.C19:Sheet1.T19 Sheet1.B20:Sheet1.B20 Sheet1.C20:Sheet1.T20 Sheet1.B21:Sheet1.B21 Sheet1.C21:Sheet1.T21 Sheet1.B22:Sheet1.B22 Sheet1.C22:Sheet1.T22 Sheet1.B23:Sheet1.B23 Sheet1.C23:Sheet1.T23 Sheet1.B24:Sheet1.B24 Sheet1.C24:Sheet1.T24 Sheet1.B25:Sheet1.B25 Sheet1.C25:Sheet1.T25 Sheet1.B26:Sheet1.B26 Sheet1.C26:Sheet1.T26 Sheet1.B27:Sheet1.B27 Sheet1.C27:Sheet1.T27 Sheet1.B28:Sheet1.B28 Sheet1.C28:Sheet1.T28 Sheet1.B29:Sheet1.B29 Sheet1.C29:Sheet1.T29 Sheet1.B30:Sheet1.B30 Sheet1.C30:Sheet1.T30 Sheet1.B31:Sheet1.B31 Sheet1.C31:Sheet1.T31 Sheet1.B32:Sheet1.B32 Sheet1.C32:Sheet1.T32 Sheet1.B33:Sheet1.B33 Sheet1.C33:Sheet1.T33 Sheet1.B34:Sheet1.B34 Sheet1.C34:Sheet1.T34 Sheet1.B35:Sheet1.B35 Sheet1.C35:Sheet1.T35 Sheet1.B36:Sheet1.B36 Sheet1.C36:Sheet1.T36 Sheet1.B37:Sheet1.B37 Sheet1.C37:Sheet1.T37 Sheet1.B38:Sheet1.B38 Sheet1.C38:Sheet1.T38 Sheet1.B39:Sheet1.B39 Sheet1.C39:Sheet1.T39 Sheet1.B40:Sheet1.B40 Sheet1.C40:Sheet1.T40 Sheet1.B41:Sheet1.B41 Sheet1.C41:Sheet1.T41 Sheet1.B42:Sheet1.B42 Sheet1.C42:Sheet1.T42 Sheet1.B43:Sheet1.B43 Sheet1.C43:Sheet1.T43 Sheet1.B44:Sheet1.B44 Sheet1.C44:Sheet1.T44 Sheet1.B45:Sheet1.B45 Sheet1.C45:Sheet1.T45 Sheet1.B46:Sheet1.B46 Sheet1.C46:Sheet1.T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Detector + Descriptor</text:p>
          </table:table-cell>
          <table:table-cell table:style-name="ce2" office:value-type="string" calcext:value-type="string" table:number-columns-spanned="18" table:number-rows-spanned="1">
            <text:p>TTC Camera per frame</text:p>
          </table:table-cell>
          <table:covered-table-cell table:number-columns-repeated="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KAZE-BRIS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KAZE-BRIE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KAZE-OR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KAZE-OR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KAZE-FREA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KAZE-SIF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ISK-BRIS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ISK-BRIE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ISK-OR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ISK-FREA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RISK-AKAZE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/>
          <table:table-cell office:value-type="string" calcext:value-type="string">
            <text:p>BRISK-SIF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ST-BRIS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ST-BRIE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ST-OR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ST-FREA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AST-AKAZE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/>
          <table:table-cell office:value-type="string" calcext:value-type="string">
            <text:p>FAST-SIF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RRIS-BRIS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RRIS-BRIE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RRIS-OR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RRIS-FREA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ARRIS-AKAZE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/>
          <table:table-cell office:value-type="string" calcext:value-type="string">
            <text:p>HARRIS-SIF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RB-BRIS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RB-BRIE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RB-OR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RB-FREA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RB-AKAZ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ORB-SIF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HITOMASI-BRIS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HITOMASI-BRIE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HITOMASI-OR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HITOMASI-FREA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HITOMASI-AKAZE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/>
          <table:table-cell office:value-type="string" calcext:value-type="string">
            <text:p>SHITOMASI-SIFT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FT-BRIS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FT-BRIE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FT-ORB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/>
          <table:table-cell office:value-type="string" calcext:value-type="string">
            <text:p>SIFT-FREA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FT-AKAZE</text:p>
          </table:table-cell>
          <table:table-cell table:number-columns-repeated="18" office:value-type="string" calcext:value-type="string">
            <text:p>NAN</text:p>
          </table:table-cell>
        </table:table-row>
        <table:table-row table:style-name="ro1">
          <table:table-cell/>
          <table:table-cell office:value-type="string" calcext:value-type="string">
            <text:p>SIFT-SIFT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1:39:59.613934358</meta:creation-date>
    <meta:generator>LibreOffice/6.0.7.3$Linux_X86_64 LibreOffice_project/00m0$Build-3</meta:generator>
    <dc:date>2019-09-21T11:54:54.720705856</dc:date>
    <meta:editing-duration>PT14M50S</meta:editing-duration>
    <meta:editing-cycles>12</meta:editing-cycles>
    <meta:document-statistic meta:table-count="1" meta:cell-count="1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>
      <style:graphic-properties draw:stroke="solid" svg:stroke-color="#b3b3b3" draw:fill="none" draw:fill-color="#e6e6e6"/>
    </style:style>
    <style:style style:name="ch49" style:family="chart">
      <style:graphic-properties svg:stroke-color="#b3b3b3" draw:fill-color="#cccccc"/>
    </style:style>
  </office:automatic-styles>
  <office:body>
    <office:chart>
      <chart:chart svg:width="44.082cm" svg:height="9.001cm" xlink:href=".." xlink:type="simple" chart:class="chart:line" chart:style-name="ch1">
        <chart:legend chart:legend-position="end" svg:x="31.263cm" svg:y="0.964cm" style:legend-expansion="high" chart:style-name="ch2"/>
        <chart:plot-area chart:style-name="ch3" table:cell-range-address="Sheet1.B5:Sheet1.T46" chart:data-source-has-labels="column" svg:x="0.881cm" svg:y="0.18cm" svg:width="29.501cm" svg:height="8.641cm">
          <chartooo:coordinate-region svg:x="1.317cm" svg:y="0.379cm" svg:width="28.693cm" svg:height="7.7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T5" chart:label-cell-address="Sheet1.B5:Sheet1.B5" chart:class="chart:line">
            <chart:data-point chart:repeated="18"/>
          </chart:series>
          <chart:series chart:style-name="ch7" chart:values-cell-range-address="Sheet1.C6:Sheet1.T6" chart:label-cell-address="Sheet1.B6:Sheet1.B6" chart:class="chart:line">
            <chart:data-point chart:repeated="18"/>
          </chart:series>
          <chart:series chart:style-name="ch8" chart:values-cell-range-address="Sheet1.C7:Sheet1.T7" chart:label-cell-address="Sheet1.B7:Sheet1.B7" chart:class="chart:line">
            <chart:data-point chart:repeated="18"/>
          </chart:series>
          <chart:series chart:style-name="ch9" chart:values-cell-range-address="Sheet1.C8:Sheet1.T8" chart:label-cell-address="Sheet1.B8:Sheet1.B8" chart:class="chart:line">
            <chart:data-point chart:repeated="18"/>
          </chart:series>
          <chart:series chart:style-name="ch10" chart:values-cell-range-address="Sheet1.C9:Sheet1.T9" chart:label-cell-address="Sheet1.B9:Sheet1.B9" chart:class="chart:line">
            <chart:data-point chart:repeated="18"/>
          </chart:series>
          <chart:series chart:style-name="ch11" chart:values-cell-range-address="Sheet1.C10:Sheet1.T10" chart:label-cell-address="Sheet1.B10:Sheet1.B10" chart:class="chart:line">
            <chart:data-point chart:repeated="18"/>
          </chart:series>
          <chart:series chart:style-name="ch12" chart:values-cell-range-address="Sheet1.C11:Sheet1.T11" chart:label-cell-address="Sheet1.B11:Sheet1.B11" chart:class="chart:line">
            <chart:data-point chart:repeated="18"/>
          </chart:series>
          <chart:series chart:style-name="ch13" chart:values-cell-range-address="Sheet1.C12:Sheet1.T12" chart:label-cell-address="Sheet1.B12:Sheet1.B12" chart:class="chart:line">
            <chart:data-point chart:repeated="18"/>
          </chart:series>
          <chart:series chart:style-name="ch14" chart:values-cell-range-address="Sheet1.C13:Sheet1.T13" chart:label-cell-address="Sheet1.B13:Sheet1.B13" chart:class="chart:line">
            <chart:data-point chart:repeated="18"/>
          </chart:series>
          <chart:series chart:style-name="ch15" chart:values-cell-range-address="Sheet1.C14:Sheet1.T14" chart:label-cell-address="Sheet1.B14:Sheet1.B14" chart:class="chart:line">
            <chart:data-point chart:repeated="18"/>
          </chart:series>
          <chart:series chart:style-name="ch16" chart:values-cell-range-address="Sheet1.C15:Sheet1.T15" chart:label-cell-address="Sheet1.B15:Sheet1.B15" chart:class="chart:line">
            <chart:data-point chart:repeated="18"/>
          </chart:series>
          <chart:series chart:style-name="ch17" chart:values-cell-range-address="Sheet1.C16:Sheet1.T16" chart:label-cell-address="Sheet1.B16:Sheet1.B16" chart:class="chart:line">
            <chart:data-point chart:repeated="18"/>
          </chart:series>
          <chart:series chart:style-name="ch18" chart:values-cell-range-address="Sheet1.C17:Sheet1.T17" chart:label-cell-address="Sheet1.B17:Sheet1.B17" chart:class="chart:line">
            <chart:data-point chart:repeated="18"/>
          </chart:series>
          <chart:series chart:style-name="ch19" chart:values-cell-range-address="Sheet1.C18:Sheet1.T18" chart:label-cell-address="Sheet1.B18:Sheet1.B18" chart:class="chart:line">
            <chart:data-point chart:repeated="18"/>
          </chart:series>
          <chart:series chart:style-name="ch20" chart:values-cell-range-address="Sheet1.C19:Sheet1.T19" chart:label-cell-address="Sheet1.B19:Sheet1.B19" chart:class="chart:line">
            <chart:data-point chart:repeated="18"/>
          </chart:series>
          <chart:series chart:style-name="ch21" chart:values-cell-range-address="Sheet1.C20:Sheet1.T20" chart:label-cell-address="Sheet1.B20:Sheet1.B20" chart:class="chart:line">
            <chart:data-point chart:repeated="18"/>
          </chart:series>
          <chart:series chart:style-name="ch22" chart:values-cell-range-address="Sheet1.C21:Sheet1.T21" chart:label-cell-address="Sheet1.B21:Sheet1.B21" chart:class="chart:line">
            <chart:data-point chart:repeated="18"/>
          </chart:series>
          <chart:series chart:style-name="ch23" chart:values-cell-range-address="Sheet1.C22:Sheet1.T22" chart:label-cell-address="Sheet1.B22:Sheet1.B22" chart:class="chart:line">
            <chart:data-point chart:repeated="18"/>
          </chart:series>
          <chart:series chart:style-name="ch24" chart:values-cell-range-address="Sheet1.C23:Sheet1.T23" chart:label-cell-address="Sheet1.B23:Sheet1.B23" chart:class="chart:line">
            <chart:data-point chart:repeated="18"/>
          </chart:series>
          <chart:series chart:style-name="ch25" chart:values-cell-range-address="Sheet1.C24:Sheet1.T24" chart:label-cell-address="Sheet1.B24:Sheet1.B24" chart:class="chart:line">
            <chart:data-point chart:repeated="18"/>
          </chart:series>
          <chart:series chart:style-name="ch26" chart:values-cell-range-address="Sheet1.C25:Sheet1.T25" chart:label-cell-address="Sheet1.B25:Sheet1.B25" chart:class="chart:line">
            <chart:data-point chart:repeated="18"/>
          </chart:series>
          <chart:series chart:style-name="ch27" chart:values-cell-range-address="Sheet1.C26:Sheet1.T26" chart:label-cell-address="Sheet1.B26:Sheet1.B26" chart:class="chart:line">
            <chart:data-point chart:repeated="18"/>
          </chart:series>
          <chart:series chart:style-name="ch28" chart:values-cell-range-address="Sheet1.C27:Sheet1.T27" chart:label-cell-address="Sheet1.B27:Sheet1.B27" chart:class="chart:line">
            <chart:data-point chart:repeated="18"/>
          </chart:series>
          <chart:series chart:style-name="ch29" chart:values-cell-range-address="Sheet1.C28:Sheet1.T28" chart:label-cell-address="Sheet1.B28:Sheet1.B28" chart:class="chart:line">
            <chart:data-point chart:repeated="18"/>
          </chart:series>
          <chart:series chart:style-name="ch30" chart:values-cell-range-address="Sheet1.C29:Sheet1.T29" chart:label-cell-address="Sheet1.B29:Sheet1.B29" chart:class="chart:line">
            <chart:data-point chart:repeated="18"/>
          </chart:series>
          <chart:series chart:style-name="ch31" chart:values-cell-range-address="Sheet1.C30:Sheet1.T30" chart:label-cell-address="Sheet1.B30:Sheet1.B30" chart:class="chart:line">
            <chart:data-point chart:repeated="18"/>
          </chart:series>
          <chart:series chart:style-name="ch32" chart:values-cell-range-address="Sheet1.C31:Sheet1.T31" chart:label-cell-address="Sheet1.B31:Sheet1.B31" chart:class="chart:line">
            <chart:data-point chart:repeated="18"/>
          </chart:series>
          <chart:series chart:style-name="ch33" chart:values-cell-range-address="Sheet1.C32:Sheet1.T32" chart:label-cell-address="Sheet1.B32:Sheet1.B32" chart:class="chart:line">
            <chart:data-point chart:repeated="18"/>
          </chart:series>
          <chart:series chart:style-name="ch34" chart:values-cell-range-address="Sheet1.C33:Sheet1.T33" chart:label-cell-address="Sheet1.B33:Sheet1.B33" chart:class="chart:line">
            <chart:data-point chart:repeated="18"/>
          </chart:series>
          <chart:series chart:style-name="ch35" chart:values-cell-range-address="Sheet1.C34:Sheet1.T34" chart:label-cell-address="Sheet1.B34:Sheet1.B34" chart:class="chart:line">
            <chart:data-point chart:repeated="18"/>
          </chart:series>
          <chart:series chart:style-name="ch36" chart:values-cell-range-address="Sheet1.C35:Sheet1.T35" chart:label-cell-address="Sheet1.B35:Sheet1.B35" chart:class="chart:line">
            <chart:data-point chart:repeated="18"/>
          </chart:series>
          <chart:series chart:style-name="ch37" chart:values-cell-range-address="Sheet1.C36:Sheet1.T36" chart:label-cell-address="Sheet1.B36:Sheet1.B36" chart:class="chart:line">
            <chart:data-point chart:repeated="18"/>
          </chart:series>
          <chart:series chart:style-name="ch38" chart:values-cell-range-address="Sheet1.C37:Sheet1.T37" chart:label-cell-address="Sheet1.B37:Sheet1.B37" chart:class="chart:line">
            <chart:data-point chart:repeated="18"/>
          </chart:series>
          <chart:series chart:style-name="ch39" chart:values-cell-range-address="Sheet1.C38:Sheet1.T38" chart:label-cell-address="Sheet1.B38:Sheet1.B38" chart:class="chart:line">
            <chart:data-point chart:repeated="18"/>
          </chart:series>
          <chart:series chart:style-name="ch40" chart:values-cell-range-address="Sheet1.C39:Sheet1.T39" chart:label-cell-address="Sheet1.B39:Sheet1.B39" chart:class="chart:line">
            <chart:data-point chart:repeated="18"/>
          </chart:series>
          <chart:series chart:style-name="ch41" chart:values-cell-range-address="Sheet1.C40:Sheet1.T40" chart:label-cell-address="Sheet1.B40:Sheet1.B40" chart:class="chart:line">
            <chart:data-point chart:repeated="18"/>
          </chart:series>
          <chart:series chart:style-name="ch42" chart:values-cell-range-address="Sheet1.C41:Sheet1.T41" chart:label-cell-address="Sheet1.B41:Sheet1.B41" chart:class="chart:line">
            <chart:data-point chart:repeated="18"/>
          </chart:series>
          <chart:series chart:style-name="ch43" chart:values-cell-range-address="Sheet1.C42:Sheet1.T42" chart:label-cell-address="Sheet1.B42:Sheet1.B42" chart:class="chart:line">
            <chart:data-point chart:repeated="18"/>
          </chart:series>
          <chart:series chart:style-name="ch44" chart:values-cell-range-address="Sheet1.C43:Sheet1.T43" chart:label-cell-address="Sheet1.B43:Sheet1.B43" chart:class="chart:line">
            <chart:data-point chart:repeated="18"/>
          </chart:series>
          <chart:series chart:style-name="ch45" chart:values-cell-range-address="Sheet1.C44:Sheet1.T44" chart:label-cell-address="Sheet1.B44:Sheet1.B44" chart:class="chart:line">
            <chart:data-point chart:repeated="18"/>
          </chart:series>
          <chart:series chart:style-name="ch46" chart:values-cell-range-address="Sheet1.C45:Sheet1.T45" chart:label-cell-address="Sheet1.B45:Sheet1.B45" chart:class="chart:line">
            <chart:data-point chart:repeated="18"/>
          </chart:series>
          <chart:series chart:style-name="ch47" chart:values-cell-range-address="Sheet1.C46:Sheet1.T46" chart:label-cell-address="Sheet1.B46:Sheet1.B46" chart:class="chart:line">
            <chart:data-point chart:repeated="18"/>
          </chart:series>
          <chart:wall chart:style-name="ch48"/>
          <chart:floor chart:style-name="ch4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AKAZE-BRISK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5:Sheet1.T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KAZE-BRIEF</text:p>
                <draw:g>
                  <svg:desc>Sheet1.B6:Sheet1.B6</svg:desc>
                </draw:g>
              </table:table-cell>
              <table:table-cell office:value-type="float" office:value="NaN">
                <text:p>NaN</text:p>
                <draw:g>
                  <svg:desc>Sheet1.C6:Sheet1.T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KAZE-ORB</text:p>
                <draw:g>
                  <svg:desc>Sheet1.B7:Sheet1.B7</svg:desc>
                </draw:g>
              </table:table-cell>
              <table:table-cell office:value-type="float" office:value="1">
                <text:p>1</text:p>
                <draw:g>
                  <svg:desc>Sheet1.C7:Sheet1.T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KAZE-ORB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T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KAZE-FREAK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T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KAZE-SIFT</text:p>
                <draw:g>
                  <svg:desc>Sheet1.B10:Sheet1.B10</svg:desc>
                </draw:g>
              </table:table-cell>
              <table:table-cell office:value-type="float" office:value="NaN">
                <text:p>NaN</text:p>
                <draw:g>
                  <svg:desc>Sheet1.C10:Sheet1.T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BRISK</text:p>
                <draw:g>
                  <svg:desc>Sheet1.B11:Sheet1.B11</svg:desc>
                </draw:g>
              </table:table-cell>
              <table:table-cell office:value-type="float" office:value="NaN">
                <text:p>NaN</text:p>
                <draw:g>
                  <svg:desc>Sheet1.C11:Sheet1.T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BRIEF</text:p>
                <draw:g>
                  <svg:desc>Sheet1.B12:Sheet1.B12</svg:desc>
                </draw:g>
              </table:table-cell>
              <table:table-cell office:value-type="float" office:value="NaN">
                <text:p>NaN</text:p>
                <draw:g>
                  <svg:desc>Sheet1.C12:Sheet1.T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ORB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T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FREAK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T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AKAZE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T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-SIFT</text:p>
                <draw:g>
                  <svg:desc>Sheet1.B16:Sheet1.B16</svg:desc>
                </draw:g>
              </table:table-cell>
              <table:table-cell office:value-type="float" office:value="NaN">
                <text:p>NaN</text:p>
                <draw:g>
                  <svg:desc>Sheet1.C16:Sheet1.T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BRISK</text:p>
                <draw:g>
                  <svg:desc>Sheet1.B17:Sheet1.B17</svg:desc>
                </draw:g>
              </table:table-cell>
              <table:table-cell office:value-type="float" office:value="NaN">
                <text:p>NaN</text:p>
                <draw:g>
                  <svg:desc>Sheet1.C17:Sheet1.T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BRIEF</text:p>
                <draw:g>
                  <svg:desc>Sheet1.B18:Sheet1.B18</svg:desc>
                </draw:g>
              </table:table-cell>
              <table:table-cell office:value-type="float" office:value="NaN">
                <text:p>NaN</text:p>
                <draw:g>
                  <svg:desc>Sheet1.C18:Sheet1.T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ORB</text:p>
                <draw:g>
                  <svg:desc>Sheet1.B19:Sheet1.B19</svg:desc>
                </draw:g>
              </table:table-cell>
              <table:table-cell office:value-type="float" office:value="NaN">
                <text:p>NaN</text:p>
                <draw:g>
                  <svg:desc>Sheet1.C19:Sheet1.T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FREAK</text:p>
                <draw:g>
                  <svg:desc>Sheet1.B20:Sheet1.B20</svg:desc>
                </draw:g>
              </table:table-cell>
              <table:table-cell office:value-type="float" office:value="NaN">
                <text:p>NaN</text:p>
                <draw:g>
                  <svg:desc>Sheet1.C20:Sheet1.T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AKAZE</text:p>
                <draw:g>
                  <svg:desc>Sheet1.B21:Sheet1.B21</svg:desc>
                </draw:g>
              </table:table-cell>
              <table:table-cell office:value-type="float" office:value="NaN">
                <text:p>NaN</text:p>
                <draw:g>
                  <svg:desc>Sheet1.C21:Sheet1.T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-SIFT</text:p>
                <draw:g>
                  <svg:desc>Sheet1.B22:Sheet1.B22</svg:desc>
                </draw:g>
              </table:table-cell>
              <table:table-cell office:value-type="float" office:value="NaN">
                <text:p>NaN</text:p>
                <draw:g>
                  <svg:desc>Sheet1.C22:Sheet1.T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BRISK</text:p>
                <draw:g>
                  <svg:desc>Sheet1.B23:Sheet1.B23</svg:desc>
                </draw:g>
              </table:table-cell>
              <table:table-cell office:value-type="float" office:value="NaN">
                <text:p>NaN</text:p>
                <draw:g>
                  <svg:desc>Sheet1.C23:Sheet1.T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BRIEF</text:p>
                <draw:g>
                  <svg:desc>Sheet1.B24:Sheet1.B24</svg:desc>
                </draw:g>
              </table:table-cell>
              <table:table-cell office:value-type="float" office:value="NaN">
                <text:p>NaN</text:p>
                <draw:g>
                  <svg:desc>Sheet1.C24:Sheet1.T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ORB</text:p>
                <draw:g>
                  <svg:desc>Sheet1.B25:Sheet1.B25</svg:desc>
                </draw:g>
              </table:table-cell>
              <table:table-cell office:value-type="float" office:value="NaN">
                <text:p>NaN</text:p>
                <draw:g>
                  <svg:desc>Sheet1.C25:Sheet1.T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FREAK</text:p>
                <draw:g>
                  <svg:desc>Sheet1.B26:Sheet1.B26</svg:desc>
                </draw:g>
              </table:table-cell>
              <table:table-cell office:value-type="float" office:value="NaN">
                <text:p>NaN</text:p>
                <draw:g>
                  <svg:desc>Sheet1.C26:Sheet1.T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AKAZE</text:p>
                <draw:g>
                  <svg:desc>Sheet1.B27:Sheet1.B27</svg:desc>
                </draw:g>
              </table:table-cell>
              <table:table-cell office:value-type="float" office:value="NaN">
                <text:p>NaN</text:p>
                <draw:g>
                  <svg:desc>Sheet1.C27:Sheet1.T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RRIS-SIFT</text:p>
                <draw:g>
                  <svg:desc>Sheet1.B28:Sheet1.B28</svg:desc>
                </draw:g>
              </table:table-cell>
              <table:table-cell office:value-type="float" office:value="NaN">
                <text:p>NaN</text:p>
                <draw:g>
                  <svg:desc>Sheet1.C28:Sheet1.T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BRISK</text:p>
                <draw:g>
                  <svg:desc>Sheet1.B29:Sheet1.B29</svg:desc>
                </draw:g>
              </table:table-cell>
              <table:table-cell office:value-type="float" office:value="NaN">
                <text:p>NaN</text:p>
                <draw:g>
                  <svg:desc>Sheet1.C29:Sheet1.T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BRIEF</text:p>
                <draw:g>
                  <svg:desc>Sheet1.B30:Sheet1.B30</svg:desc>
                </draw:g>
              </table:table-cell>
              <table:table-cell office:value-type="float" office:value="NaN">
                <text:p>NaN</text:p>
                <draw:g>
                  <svg:desc>Sheet1.C30:Sheet1.T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ORB</text:p>
                <draw:g>
                  <svg:desc>Sheet1.B31:Sheet1.B31</svg:desc>
                </draw:g>
              </table:table-cell>
              <table:table-cell office:value-type="float" office:value="NaN">
                <text:p>NaN</text:p>
                <draw:g>
                  <svg:desc>Sheet1.C31:Sheet1.T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FREAK</text:p>
                <draw:g>
                  <svg:desc>Sheet1.B32:Sheet1.B32</svg:desc>
                </draw:g>
              </table:table-cell>
              <table:table-cell office:value-type="float" office:value="NaN">
                <text:p>NaN</text:p>
                <draw:g>
                  <svg:desc>Sheet1.C32:Sheet1.T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AKAZE</text:p>
                <draw:g>
                  <svg:desc>Sheet1.B33:Sheet1.B33</svg:desc>
                </draw:g>
              </table:table-cell>
              <table:table-cell office:value-type="float" office:value="NaN">
                <text:p>NaN</text:p>
                <draw:g>
                  <svg:desc>Sheet1.C33:Sheet1.T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-SIFT</text:p>
                <draw:g>
                  <svg:desc>Sheet1.B34:Sheet1.B34</svg:desc>
                </draw:g>
              </table:table-cell>
              <table:table-cell office:value-type="float" office:value="NaN">
                <text:p>NaN</text:p>
                <draw:g>
                  <svg:desc>Sheet1.C34:Sheet1.T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BRISK</text:p>
                <draw:g>
                  <svg:desc>Sheet1.B35:Sheet1.B35</svg:desc>
                </draw:g>
              </table:table-cell>
              <table:table-cell office:value-type="float" office:value="NaN">
                <text:p>NaN</text:p>
                <draw:g>
                  <svg:desc>Sheet1.C35:Sheet1.T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BRIEF</text:p>
                <draw:g>
                  <svg:desc>Sheet1.B36:Sheet1.B36</svg:desc>
                </draw:g>
              </table:table-cell>
              <table:table-cell office:value-type="float" office:value="NaN">
                <text:p>NaN</text:p>
                <draw:g>
                  <svg:desc>Sheet1.C36:Sheet1.T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ORB</text:p>
                <draw:g>
                  <svg:desc>Sheet1.B37:Sheet1.B37</svg:desc>
                </draw:g>
              </table:table-cell>
              <table:table-cell office:value-type="float" office:value="NaN">
                <text:p>NaN</text:p>
                <draw:g>
                  <svg:desc>Sheet1.C37:Sheet1.T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FREAK</text:p>
                <draw:g>
                  <svg:desc>Sheet1.B38:Sheet1.B38</svg:desc>
                </draw:g>
              </table:table-cell>
              <table:table-cell office:value-type="float" office:value="NaN">
                <text:p>NaN</text:p>
                <draw:g>
                  <svg:desc>Sheet1.C38:Sheet1.T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AKAZE</text:p>
                <draw:g>
                  <svg:desc>Sheet1.B39:Sheet1.B39</svg:desc>
                </draw:g>
              </table:table-cell>
              <table:table-cell office:value-type="float" office:value="NaN">
                <text:p>NaN</text:p>
                <draw:g>
                  <svg:desc>Sheet1.C39:Sheet1.T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ITOMASI-SIFT</text:p>
                <draw:g>
                  <svg:desc>Sheet1.B40:Sheet1.B40</svg:desc>
                </draw:g>
              </table:table-cell>
              <table:table-cell office:value-type="float" office:value="NaN">
                <text:p>NaN</text:p>
                <draw:g>
                  <svg:desc>Sheet1.C40:Sheet1.T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BRISK</text:p>
                <draw:g>
                  <svg:desc>Sheet1.B41:Sheet1.B41</svg:desc>
                </draw:g>
              </table:table-cell>
              <table:table-cell office:value-type="float" office:value="NaN">
                <text:p>NaN</text:p>
                <draw:g>
                  <svg:desc>Sheet1.C41:Sheet1.T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BRIEF</text:p>
                <draw:g>
                  <svg:desc>Sheet1.B42:Sheet1.B42</svg:desc>
                </draw:g>
              </table:table-cell>
              <table:table-cell office:value-type="float" office:value="NaN">
                <text:p>NaN</text:p>
                <draw:g>
                  <svg:desc>Sheet1.C42:Sheet1.T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ORB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T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FREAK</text:p>
                <draw:g>
                  <svg:desc>Sheet1.B44:Sheet1.B44</svg:desc>
                </draw:g>
              </table:table-cell>
              <table:table-cell office:value-type="float" office:value="NaN">
                <text:p>NaN</text:p>
                <draw:g>
                  <svg:desc>Sheet1.C44:Sheet1.T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AKAZE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T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-SIFT</text:p>
                <draw:g>
                  <svg:desc>Sheet1.B46:Sheet1.B46</svg:desc>
                </draw:g>
              </table:table-cell>
              <table:table-cell office:value-type="float" office:value="NaN">
                <text:p>NaN</text:p>
                <draw:g>
                  <svg:desc>Sheet1.C46:Sheet1.T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